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2318a5" officeooo:paragraph-rsid="002318a5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72513" officeooo:paragraph-rsid="00072513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officeooo:rsid="00072513" officeooo:paragraph-rsid="00072513" style:font-size-asian="12pt" style:font-size-complex="12pt"/>
    </style:style>
    <style:style style:name="P6" style:family="paragraph" style:parent-style-name="Standard">
      <style:text-properties fo:font-size="12pt" officeooo:rsid="00072513" officeooo:paragraph-rsid="00100a15" style:font-size-asian="12pt" style:font-size-complex="12pt"/>
    </style:style>
    <style:style style:name="P7" style:family="paragraph" style:parent-style-name="Standard">
      <style:text-properties fo:font-size="12pt" officeooo:rsid="00072513" officeooo:paragraph-rsid="000e8fa3" style:font-size-asian="12pt" style:font-size-complex="12pt"/>
    </style:style>
    <style:style style:name="P8" style:family="paragraph" style:parent-style-name="Standard">
      <style:text-properties fo:font-size="12pt" officeooo:rsid="000e8fa3" officeooo:paragraph-rsid="000e8fa3" style:font-size-asian="12pt" style:font-size-complex="12pt"/>
    </style:style>
    <style:style style:name="P9" style:family="paragraph" style:parent-style-name="Standard">
      <style:text-properties fo:font-size="12pt" officeooo:rsid="00091d2a" officeooo:paragraph-rsid="00091d2a" style:font-size-asian="12pt" style:font-size-complex="12pt"/>
    </style:style>
    <style:style style:name="P10" style:family="paragraph" style:parent-style-name="Standard">
      <style:text-properties fo:font-size="12pt" officeooo:rsid="00091d2a" officeooo:paragraph-rsid="000a82b2" style:font-size-asian="12pt" style:font-size-complex="12pt"/>
    </style:style>
    <style:style style:name="P11" style:family="paragraph" style:parent-style-name="Standard">
      <style:text-properties fo:font-size="12pt" officeooo:rsid="000a82b2" officeooo:paragraph-rsid="000a82b2" style:font-size-asian="12pt" style:font-size-complex="12pt"/>
    </style:style>
    <style:style style:name="P12" style:family="paragraph" style:parent-style-name="Standard">
      <style:text-properties fo:font-size="12pt" officeooo:rsid="0011cf26" officeooo:paragraph-rsid="0011cf26" style:font-size-asian="12pt" style:font-size-complex="12pt"/>
    </style:style>
    <style:style style:name="P13" style:family="paragraph" style:parent-style-name="Standard">
      <style:text-properties fo:font-size="12pt" officeooo:rsid="001dc093" officeooo:paragraph-rsid="001dc093" style:font-size-asian="12pt" style:font-size-complex="12pt"/>
    </style:style>
    <style:style style:name="P14" style:family="paragraph" style:parent-style-name="Standard">
      <style:text-properties fo:font-size="12pt" officeooo:rsid="00244933" officeooo:paragraph-rsid="00244933" style:font-size-asian="12pt" style:font-size-complex="12pt"/>
    </style:style>
    <style:style style:name="P15" style:family="paragraph" style:parent-style-name="Standard">
      <style:text-properties fo:font-size="12pt" fo:font-style="italic" officeooo:rsid="00096954" officeooo:paragraph-rsid="00244933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size="12pt" fo:font-style="italic" officeooo:rsid="000a82b2" officeooo:paragraph-rsid="000a82b2" style:font-size-asian="12pt" style:font-style-asian="italic" style:font-size-complex="12pt" style:font-style-complex="italic"/>
    </style:style>
    <style:style style:name="P17" style:family="paragraph" style:parent-style-name="Standard">
      <style:text-properties fo:font-size="12pt" fo:font-style="italic" style:text-underline-style="none" fo:font-weight="normal" officeooo:rsid="00100a15" officeooo:paragraph-rsid="00100a15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 style:list-style-name="L1">
      <style:text-properties fo:font-size="12pt" officeooo:rsid="00072513" officeooo:paragraph-rsid="00072513" style:font-size-asian="12pt" style:font-size-complex="12pt"/>
    </style:style>
    <style:style style:name="P19" style:family="paragraph" style:parent-style-name="Standard" style:list-style-name="L2">
      <style:text-properties fo:font-size="12pt" officeooo:rsid="00072513" officeooo:paragraph-rsid="00072513" style:font-size-asian="12pt" style:font-size-complex="12pt"/>
    </style:style>
    <style:style style:name="P20" style:family="paragraph" style:parent-style-name="Standard" style:list-style-name="L3">
      <style:text-properties fo:font-size="12pt" officeooo:rsid="000e8fa3" officeooo:paragraph-rsid="000e8fa3" style:font-size-asian="12pt" style:font-size-complex="12pt"/>
    </style:style>
    <style:style style:name="P21" style:family="paragraph" style:parent-style-name="Standard" style:list-style-name="L4">
      <style:text-properties fo:font-size="12pt" officeooo:rsid="00091d2a" officeooo:paragraph-rsid="00091d2a" style:font-size-asian="12pt" style:font-size-complex="12pt"/>
    </style:style>
    <style:style style:name="P22" style:family="paragraph" style:parent-style-name="Standard" style:list-style-name="L5">
      <style:text-properties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23" style:family="paragraph" style:parent-style-name="Standard" style:list-style-name="L1">
      <style:text-properties style:font-name="Liberation Serif" fo:font-size="12pt" fo:font-style="italic" officeooo:rsid="00096954" officeooo:paragraph-rsid="00096954" style:font-size-asian="12pt" style:font-style-asian="italic" style:font-size-complex="12pt" style:font-style-complex="italic"/>
    </style:style>
    <style:style style:name="P24" style:family="paragraph" style:parent-style-name="Standard" style:list-style-name="L1">
      <style:text-properties style:font-name="Liberation Serif" fo:font-size="12pt" fo:font-style="italic" officeooo:rsid="00100a15" officeooo:paragraph-rsid="00100a15" style:font-size-asian="12pt" style:font-style-asian="italic" style:font-size-complex="12pt" style:font-style-complex="italic"/>
    </style:style>
    <style:style style:name="P25" style:family="paragraph" style:parent-style-name="Standard" style:list-style-name="L1">
      <style:text-properties style:font-name="Liberation Serif" fo:font-size="12pt" fo:font-style="italic" officeooo:rsid="001586a0" officeooo:paragraph-rsid="001586a0" style:font-size-asian="12pt" style:font-style-asian="italic" style:font-size-complex="12pt" style:font-style-complex="italic"/>
    </style:style>
    <style:style style:name="P26" style:family="paragraph" style:parent-style-name="Standard" style:list-style-name="L1">
      <style:text-properties style:font-name="Liberation Serif" fo:font-size="12pt" fo:font-style="italic" officeooo:rsid="001c7ad3" officeooo:paragraph-rsid="001c7ad3" style:font-size-asian="12pt" style:font-style-asian="italic" style:font-size-complex="12pt" style:font-style-complex="italic"/>
    </style:style>
    <style:style style:name="P27" style:family="paragraph" style:parent-style-name="Standard" style:list-style-name="L1">
      <style:text-properties style:font-name="Liberation Serif" fo:font-size="12pt" fo:font-style="italic" officeooo:rsid="001dc093" officeooo:paragraph-rsid="001dc093" style:font-size-asian="12pt" style:font-style-asian="italic" style:font-size-complex="12pt" style:font-style-complex="italic"/>
    </style:style>
    <style:style style:name="P28" style:family="paragraph" style:parent-style-name="Standard" style:list-style-name="L1">
      <style:text-properties style:font-name="Liberation Serif" fo:font-size="12pt" fo:font-style="italic" officeooo:rsid="00244933" officeooo:paragraph-rsid="00244933" style:font-size-asian="12pt" style:font-style-asian="italic" style:font-size-complex="12pt" style:font-style-complex="italic"/>
    </style:style>
    <style:style style:name="P29" style:family="paragraph" style:parent-style-name="Standard" style:list-style-name="L1">
      <style:text-properties style:font-name="Liberation Serif" fo:font-size="12pt" fo:font-style="italic" officeooo:rsid="00244933" officeooo:paragraph-rsid="002788d4" style:font-size-asian="12pt" style:font-style-asian="italic" style:font-size-complex="12pt" style:font-style-complex="italic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2c2" style:font-weight-asian="bold" style:font-weight-complex="bold"/>
    </style:style>
    <style:style style:name="T6" style:family="text">
      <style:text-properties officeooo:rsid="001ef091"/>
    </style:style>
    <style:style style:name="T7" style:family="text">
      <style:text-properties officeooo:rsid="00204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noeien, maaien, groenonderhoud, onderhoud bosplantsoen, bomen</text:p>
      <text:p text:style-name="P4"/>
      <text:p text:style-name="P4">Schone Stad<text:span text:style-name="T6"> (Irado: 010-2621000); postcode 3181</text:span></text:p>
      <text:p text:style-name="P5"/>
      <text:list xml:id="list2092190051" text:style-name="L1">
        <text:list-item>
          <text:p text:style-name="P18">Bouw, -<text:span text:style-name="T3"> </text:span>sloopafval -&gt; bedrijfscontainer mogelijk</text:p>
        </text:list-item>
      </text:list>
      <text:p text:style-name="P6"/>
      <text:list xml:id="list93244750636265" text:continue-numbering="true" text:style-name="L1">
        <text:list-item>
          <text:p text:style-name="P23">Huiscontainer (kliko) aanvragen, omwisselen, inleveren, beschadigd en/of gestolen (ook status)</text:p>
        </text:list-item>
        <text:list-item>
          <text:p text:style-name="P24">Grofvuil niet opgehaald</text:p>
        </text:list-item>
        <text:list-item>
          <text:p text:style-name="P24">Huiscontainer niet geleegd</text:p>
        </text:list-item>
        <text:list-item>
          <text:p text:style-name="P29">Inboedel opslaan na ontruiming</text:p>
        </text:list-item>
        <text:list-item>
          <text:p text:style-name="P25">Ondergrondse containers (<text:span text:style-name="T4">kaart</text:span><text:span text:style-name="T5"> van containers</text:span>)</text:p>
        </text:list-item>
        <text:list-item>
          <text:p text:style-name="P26">MSB-melding ADOPTANT met nr.</text:p>
        </text:list-item>
        <text:list-item>
          <text:p text:style-name="P27">Straatkolk</text:p>
        </text:list-item>
        <text:list-item>
          <text:p text:style-name="P28">Melding niet afgehandeld</text:p>
        </text:list-item>
        <text:list-item>
          <text:p text:style-name="P28">Iets waardevols in de container laten vallen</text:p>
        </text:list-item>
      </text:list>
      <text:p text:style-name="P15"/>
      <text:list xml:id="list272202506" text:style-name="L2">
        <text:list-item>
          <text:p text:style-name="P19">Restafval (zwart)<text:span text:style-name="T1"> <text:s/>-&gt; afvalwijzer</text:span></text:p>
        </text:list-item>
        <text:list-item>
          <text:p text:style-name="P19">GFT (groen)</text:p>
        </text:list-item>
        <text:list-item>
          <text:p text:style-name="P19">Papier (blauw)</text:p>
        </text:list-item>
      </text:list>
      <text:p text:style-name="P5"/>
      <text:list xml:id="list3224084397" text:style-name="L3">
        <text:list-item>
          <text:p text:style-name="P20">De huis-en bedrijfscontainer <text:span text:style-name="T7">aanvragen </text:span>in de E-suite<text:span text:style-name="T2"> (minicontainer)</text:span></text:p>
        </text:list-item>
        <text:list-item>
          <text:p text:style-name="P20">Containeradoptie in de E-suite</text:p>
        </text:list-item>
      </text:list>
      <text:p text:style-name="P8"/>
      <text:p text:style-name="P8">Vergeet niet bij email: fictief@rotterdam.nl in te vullen</text:p>
      <text:p text:style-name="P8">En bij telefoonnr.: 00000000</text:p>
      <text:p text:style-name="P7"/>
      <text:p text:style-name="P4">Melding Systeem Buitenruimte</text:p>
      <text:p text:style-name="P4"/>
      <text:p text:style-name="P17">Melding niet afgehandeld</text:p>
      <text:p text:style-name="P9">Welke afdelingen maken gebruik van MSB?</text:p>
      <text:list xml:id="list2659437173" text:style-name="L4">
        <text:list-item>
          <text:p text:style-name="P21">schone stad algemeen</text:p>
        </text:list-item>
        <text:list-item>
          <text:p text:style-name="P21">openbare werken algemeen</text:p>
        </text:list-item>
        <text:list-item>
          <text:p text:style-name="P21">toezicht &amp; handhaving algemeen</text:p>
        </text:list-item>
      </text:list>
      <text:p text:style-name="P11"/>
      <text:p text:style-name="P16">Uitbellijst</text:p>
      <text:p text:style-name="P16">Buiten Scope (woonstad, woonbron etc.)</text:p>
      <text:p text:style-name="P10"/>
      <text:p text:style-name="P12">Buitenbeter app over meldingen over de buitenruimte</text:p>
      <text:p text:style-name="P13">Trashr app (zoek op app)</text:p>
      <text:p text:style-name="P13"/>
      <text:p text:style-name="P14">Groente, fruit- en etensresten + tuinafval Kralingen en Ijsselmonde</text:p>
      <text:p text:style-name="P14">Groente, fruit- en etensresten + tuinafval Lage Land en Oosterflank</text:p>
      <text:p text:style-name="P14"/>
      <text:list xml:id="list2341246461" text:style-name="L5">
        <text:list-header>
          <text:p text:style-name="P22"/>
        </text:list-header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chonestadmsb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22-03-31T09:32:43.812999706</dc:date>
    <meta:editing-duration>PT44M28S</meta:editing-duration>
    <meta:editing-cycles>29</meta:editing-cycles>
    <meta:generator>LibreOffice/6.1.5.2$Linux_X86_64 LibreOffice_project/10$Build-2</meta:generator>
    <meta:print-date>2021-12-24T21:36:49.262842288</meta:print-date>
    <meta:document-statistic meta:table-count="0" meta:image-count="0" meta:object-count="0" meta:page-count="1" meta:paragraph-count="33" meta:word-count="169" meta:character-count="1184" meta:non-whitespace-character-count="1065"/>
  </office:meta>
</office:document-meta>
</file>